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Standard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e9678"/>
    </style:style>
    <style:style style:name="P5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6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7" style:family="paragraph" style:parent-style-name="Standard">
      <style:text-properties officeooo:rsid="0019397d" officeooo:paragraph-rsid="0019397d"/>
    </style:style>
    <style:style style:name="P8" style:family="paragraph" style:parent-style-name="Standard">
      <style:text-properties officeooo:rsid="001d4c60" officeooo:paragraph-rsid="001d4c60"/>
    </style:style>
    <style:style style:name="P9" style:family="paragraph" style:parent-style-name="Standard">
      <style:text-properties fo:color="#ff4000" fo:font-weight="bold" officeooo:rsid="0021673c" officeooo:paragraph-rsid="0021673c" style:font-weight-asian="bold" style:font-weight-complex="bold"/>
    </style:style>
    <style:style style:name="P10" style:family="paragraph" style:parent-style-name="Standard">
      <style:text-properties fo:color="#00a933" fo:font-weight="bold" officeooo:rsid="0021673c" officeooo:paragraph-rsid="0021673c" style:font-weight-asian="bold" style:font-weight-complex="bold"/>
    </style:style>
    <style:style style:name="P11" style:family="paragraph" style:parent-style-name="Preformatted_20_Text">
      <style:text-properties officeooo:rsid="001753ea" officeooo:paragraph-rsid="0019397d"/>
    </style:style>
    <style:style style:name="P12" style:family="paragraph" style:parent-style-name="Preformatted_20_Text">
      <style:text-properties fo:color="#000000" officeooo:paragraph-rsid="001d4c60"/>
    </style:style>
    <style:style style:name="P13" style:family="paragraph" style:parent-style-name="Preformatted_20_Text">
      <style:text-properties fo:color="#000000" officeooo:paragraph-rsid="00236ce0"/>
    </style:style>
    <style:style style:name="P14" style:family="paragraph" style:parent-style-name="Preformatted_20_Text">
      <style:text-properties officeooo:paragraph-rsid="001d4c60"/>
    </style:style>
    <style:style style:name="P15" style:family="paragraph" style:parent-style-name="Preformatted_20_Text">
      <style:text-properties officeooo:paragraph-rsid="00236ce0"/>
    </style:style>
    <style:style style:name="P16" style:family="paragraph" style:parent-style-name="Preformatted_20_Text">
      <style:text-properties fo:color="#81d41a" officeooo:paragraph-rsid="00236ce0"/>
    </style:style>
    <style:style style:name="P17" style:family="paragraph" style:parent-style-name="Standard">
      <style:text-properties officeooo:rsid="001d4c60" officeooo:paragraph-rsid="001d4c60"/>
    </style:style>
    <style:style style:name="P18" style:family="paragraph" style:parent-style-name="Standard">
      <style:text-properties fo:color="#00ff00" officeooo:rsid="00256630" officeooo:paragraph-rsid="00256630"/>
    </style:style>
    <style:style style:name="P19" style:family="paragraph" style:parent-style-name="Standard">
      <style:text-properties fo:color="#00a933" fo:font-weight="bold" officeooo:rsid="00256630" officeooo:paragraph-rsid="00256630" style:font-weight-asian="bold" style:font-weight-complex="bold"/>
    </style:style>
    <style:style style:name="P20" style:family="paragraph" style:parent-style-name="Standard">
      <style:text-properties fo:color="#00a933" fo:font-weight="bold" officeooo:rsid="0027201c" officeooo:paragraph-rsid="0027201c" style:font-weight-asian="bold" style:font-weight-complex="bold"/>
    </style:style>
    <style:style style:name="P21" style:family="paragraph" style:parent-style-name="Standard">
      <style:text-properties officeooo:rsid="0019397d" officeooo:paragraph-rsid="0019397d"/>
    </style:style>
    <style:style style:name="P22" style:family="paragraph" style:parent-style-name="Heading_20_2">
      <style:text-properties officeooo:paragraph-rsid="001753ea"/>
    </style:style>
    <style:style style:name="P23" style:family="paragraph" style:parent-style-name="Heading_20_2">
      <style:text-properties officeooo:paragraph-rsid="0019397d"/>
    </style:style>
    <style:style style:name="P24" style:family="paragraph" style:parent-style-name="Preformatted_20_Text">
      <style:text-properties fo:color="#ff0000" officeooo:paragraph-rsid="00236ce0"/>
    </style:style>
    <style:style style:name="P25" style:family="paragraph" style:parent-style-name="Preformatted_20_Text">
      <style:text-properties fo:color="#00ff00" officeooo:paragraph-rsid="00236ce0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officeooo:rsid="001c5823"/>
    </style:style>
    <style:style style:name="T6" style:family="text">
      <style:text-properties fo:color="#000000"/>
    </style:style>
    <style:style style:name="T7" style:family="text">
      <style:text-properties fo:color="#000000" officeooo:rsid="0019397d"/>
    </style:style>
    <style:style style:name="T8" style:family="text">
      <style:text-properties fo:color="#000000" officeooo:rsid="0021673c"/>
    </style:style>
    <style:style style:name="T9" style:family="text">
      <style:text-properties fo:color="#000000" officeooo:rsid="001c5823"/>
    </style:style>
    <style:style style:name="T10" style:family="text">
      <style:text-properties fo:color="#000000" officeooo:rsid="001d4c60"/>
    </style:style>
    <style:style style:name="T11" style:family="text">
      <style:text-properties fo:color="#000000" officeooo:rsid="00236ce0"/>
    </style:style>
    <style:style style:name="T12" style:family="text">
      <style:text-properties officeooo:rsid="001e9678"/>
    </style:style>
    <style:style style:name="T13" style:family="text">
      <style:text-properties officeooo:rsid="0021673c"/>
    </style:style>
    <style:style style:name="T14" style:family="text">
      <style:text-properties officeooo:rsid="00221522"/>
    </style:style>
    <style:style style:name="T15" style:family="text">
      <style:text-properties officeooo:rsid="00236ce0"/>
    </style:style>
    <style:style style:name="T16" style:family="text">
      <style:text-properties fo:color="#ff0000"/>
    </style:style>
    <style:style style:name="T17" style:family="text">
      <style:text-properties fo:color="#ff0000" officeooo:rsid="001c5823"/>
    </style:style>
    <style:style style:name="T18" style:family="text">
      <style:text-properties fo:color="#ff0000" officeooo:rsid="001d4c60"/>
    </style:style>
    <style:style style:name="T19" style:family="text">
      <style:text-properties fo:color="#ff0000" officeooo:rsid="00236ce0"/>
    </style:style>
    <style:style style:name="T20" style:family="text">
      <style:text-properties fo:color="#ff0000" officeooo:rsid="0021673c"/>
    </style:style>
    <style:style style:name="T21" style:family="text">
      <style:text-properties fo:color="#ff0000" officeooo:rsid="0027201c"/>
    </style:style>
    <style:style style:name="T22" style:family="text">
      <style:text-properties fo:color="#00ff00"/>
    </style:style>
    <style:style style:name="T23" style:family="text">
      <style:text-properties fo:color="#00ff00" officeooo:rsid="001c5823"/>
    </style:style>
    <style:style style:name="T24" style:family="text">
      <style:text-properties fo:color="#00ff00" officeooo:rsid="001d4c60"/>
    </style:style>
    <style:style style:name="T25" style:family="text">
      <style:text-properties fo:color="#00ff00" officeooo:rsid="00236ce0"/>
    </style:style>
    <style:style style:name="T26" style:family="text">
      <style:text-properties fo:color="#00ff00" officeooo:rsid="0019397d"/>
    </style:style>
    <style:style style:name="T27" style:family="text">
      <style:text-properties fo:color="#00ff00" officeooo:rsid="002720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<text:span text:style-name="T15">Service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<text:span text:style-name="T15">servicio</text:span> Sumar<text:span text:style-name="T15">Service</text:span></text:p>
      <text:p text:style-name="P2"/>
      <text:h text:style-name="Heading_20_1" text:outline-level="1">Check List</text:h>
      <text:p text:style-name="P2">Ejecutar la siguientes pruebas en el programa Sumar<text:span text:style-name="T15">Service</text:span> <text:span text:style-name="T5">en un servidor de pruebas.</text:span></text:p>
      <text:p text:style-name="P2"/>
      <text:h text:style-name="Heading_20_2" text:outline-level="2"><text:span text:style-name="T1">0</text:span>- Testear Funcionamiento de <text:span text:style-name="T5">APACHE Web Server</text:span></text:h>
      <text:p text:style-name="P2">Fundamentos: verificar <text:span text:style-name="T5">el funcionamiento del servidor de pruebas</text:span> en la Terminal, <text:span text:style-name="T5">encender el server e ingresar a la siguiente url</text:span></text:p>
      <text:p text:style-name="P2"/>
      <text:p text:style-name="Preformatted_20_Text"><text:tab/><text:span text:style-name="T5">http://localhost</text:span></text:p>
      <text:p text:style-name="P2"/>
      <text:p text:style-name="P8">Se espera respuesta del servidor</text:p>
      <text:p text:style-name="P18">Repuesta: OK</text:p>
      <text:p text:style-name="P2"/>
      <text:p text:style-name="P4"/>
      <text:h text:style-name="Heading_20_1" text:outline-level="1">1- Compilar programa</text:h>
      <text:p text:style-name="P1">Fundamentos: Verificar que el programa compile sin errores</text:p>
      <text:p text:style-name="P12"><text:tab/><text:span text:style-name="T5">http://localhost/sumarService</text:span></text:p>
      <text:p text:style-name="P2"/>
      <text:p text:style-name="P8">Se espera la interfase del programa</text:p>
      <text:p text:style-name="P18">Respuesta: OK</text:p>
      <text:p text:style-name="P10"/>
      <text:h text:style-name="Heading_20_2" text:outline-level="2">2- Testear Programa sin parámetros</text:h>
      <text:p text:style-name="P2">Fundamentos: verificar el funcionamiento del programa sin argumentos de entrada. <text:span text:style-name="T12">Borrando los valores por defecto.</text:span></text:p>
      <text:p text:style-name="P2"/>
      <text:p text:style-name="P14"><text:tab/><text:span text:style-name="T5">http://localhost/sumarService</text:span></text:p>
      <text:p text:style-name="P2"/>
      <text:p text:style-name="P8">Se espera <text:span text:style-name="T14">aviso de ingreso de parámetros.</text:span></text:p>
      <text:p text:style-name="P19">Respuesta:ok</text:p>
      <text:p text:style-name="P6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14"><text:soft-page-break/><text:tab/><text:span text:style-name="T5">http://localhost/sumarService?nro1=4</text:span></text:p>
      <text:p text:style-name="P2"/>
      <text:p text:style-name="P2">Se espera <text:span text:style-name="T15">el aviso de ingreso de parámetros</text:span></text:p>
      <text:p text:style-name="P19">respuesta: ok</text:p>
      <text:p text:style-name="P6"/>
      <text:h text:style-name="P22" text:outline-level="2"><text:span text:style-name="T13">4</text:span>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4"><text:tab/><text:span text:style-name="T5">http://localhost/sumarService?nro1=10&amp;nro2=10</text:span></text:p>
      <text:p text:style-name="P2"/>
      <text:p text:style-name="P7">Se espera la suma de los parámetros de entrada</text:p>
      <text:p text:style-name="P19">respuesta: OK</text:p>
      <text:h text:style-name="P23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3"/>
      <text:p text:style-name="P3">Fundamentos: Verificar ingreso de parámetros incorrectos</text:p>
      <text:p text:style-name="P3"/>
      <text:p text:style-name="P15"><text:span text:style-name="T6"><text:tab/></text:span><text:span text:style-name="T17">http://localhost/</text:span><text:span text:style-name="T18">suma</text:span><text:span text:style-name="T19">rService?nro1=</text:span><text:span text:style-name="T20">2</text:span><text:span text:style-name="T19">&amp;nro2=4-</text:span></text:p>
      <text:p text:style-name="P13"><text:tab/><text:span text:style-name="T17">http://localhost/sumarService?nro1=a&amp;nro2=4</text:span></text:p>
      <text:p text:style-name="P13"><text:tab/><text:span text:style-name="T17">http://localhost/sumarService?nro1=hola&amp;nro2=chau</text:span></text:p>
      <text:p text:style-name="P13"><text:tab/><text:span text:style-name="T17">http://localhost/sumarService?nro1=hola&amp;nro2=chau&amp;nro3=10</text:span></text:p>
      <text:p text:style-name="P13"><text:tab/><text:span text:style-name="T17">http://localhost/sumarService?nro1=*4&amp;nro2=10</text:span></text:p>
      <text:p text:style-name="P24"><text:tab/><text:span text:style-name="T5">http://localhost/sumarService?nro1=4*&amp;nro2=10</text:span></text:p>
      <text:p text:style-name="P11"/>
      <text:p text:style-name="P7">Se espera un aviso de error de parámetros de entrada <text:span text:style-name="T12">o no permitir parámetros un numéricos</text:span></text:p>
      <text:p text:style-name="P18">Respuesta: OK</text:p>
      <text:p text:style-name="P10"/>
      <text:p text:style-name="P5"/>
      <text:h text:style-name="P23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3"/>
      <text:p text:style-name="P3">Fundamentos: Verificar ingreso de parámetros incorrectos</text:p>
      <text:p text:style-name="P3"/>
      <text:p text:style-name="P13"><text:tab/><text:span text:style-name="T23">http://localhost/sumarService?nro10=2&amp;nro2=10.</text:span><text:span text:style-name="T27">1</text:span></text:p>
      <text:p text:style-name="P13"><text:tab/><text:span text:style-name="T23">http://localhost/sumarService?nro1=3.5&amp;nro2=5.5</text:span></text:p>
      <text:p text:style-name="P25"><text:tab/><text:span text:style-name="T5">http://localhost/sumarService?nro1=4.1&amp;nro2=4</text:span></text:p>
      <text:p text:style-name="P25"><text:tab/><text:span text:style-name="T5">http://localhost/sumarService?nro1=4&amp;nro2=5.6</text:span></text:p>
      <text:p text:style-name="P11"/>
      <text:p text:style-name="P7">Se espera la suma de los dos primeros números</text:p>
      <text:p text:style-name="P18">Respuesta: OK </text:p>
      <text:p text:style-name="P9"/>
      <text:h text:style-name="P23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3"/>
      <text:p text:style-name="P3">Fundamentos: Verificar ingreso de parámetros <text:span text:style-name="T4">neutro</text:span></text:p>
      <text:p text:style-name="P3"/>
      <text:p text:style-name="P16"><text:tab/><text:span text:style-name="T23">http://localhost/</text:span><text:span text:style-name="T24">suma</text:span><text:span text:style-name="T25">rService?nro1=10&amp;nro2=</text:span><text:span text:style-name="T26">0</text:span></text:p>
      <text:p text:style-name="P25"><text:tab/><text:span text:style-name="T5">http://localhost/sumarService?nro1=0&amp;nro2=10</text:span></text:p>
      <text:p text:style-name="P25"><text:tab/><text:span text:style-name="T5">http://localhost/sumarService?nro1=0&amp;nro2=0</text:span></text:p>
      <text:p text:style-name="P11"/>
      <text:p text:style-name="P7">Se espera la suma de los dos primeros números</text:p>
      <text:p text:style-name="P18"><text:soft-page-break/>Respuesta:OK</text:p>
      <text:p text:style-name="P10"/>
      <text:h text:style-name="P23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3"/>
      <text:p text:style-name="P3">Fundamentos: Verificar ingreso de parámetros <text:span text:style-name="T13">negativos</text:span></text:p>
      <text:p text:style-name="P3"/>
      <text:p text:style-name="P13"><text:tab/><text:span text:style-name="T23">http://localhost/sumarService?nro1=-10&amp;nro2=-10</text:span></text:p>
      <text:p text:style-name="P25"><text:tab/><text:span text:style-name="T5">http://localhost/sumarService?nro1=-5&amp;nro2=10</text:span></text:p>
      <text:p text:style-name="P13"><text:tab/><text:a xlink:type="simple" xlink:href="http://localhost/sumarService?nro1=10&amp;nro2=-50" text:style-name="Internet_20_link" text:visited-style-name="Visited_20_Internet_20_Link">http://localhost/sumarService?nro1=10&amp;nro2=-50</text:a><text:span text:style-name="T17"> =40</text:span></text:p>
      <text:p text:style-name="P13"><text:span text:style-name="T16"><text:tab/></text:span><text:a xlink:type="simple" xlink:href="http://localhost/sumarService?nro1=-5&amp;nro2=-5" text:style-name="Internet_20_link" text:visited-style-name="Visited_20_Internet_20_Link"><text:span text:style-name="T23">http://localhost/sumarService?nro1=-5&amp;nro2=-5</text:span></text:a></text:p>
      <text:p text:style-name="P13"><text:tab/><text:span text:style-name="T23">http://localhost/sumarService?nro1=-10&amp;nro2=0</text:span></text:p>
      <text:p text:style-name="P13"><text:span text:style-name="T22"><text:tab/></text:span><text:span text:style-name="T23">http://localhost/sumarService?nro1=-10&amp;nro2=-0</text:span><text:span text:style-name="T5"> </text:span></text:p>
      <text:p text:style-name="P11"/>
      <text:p text:style-name="P7">Se espera la suma de los dos primeros números</text:p>
      <text:p text:style-name="P20">Respuesta:OK</text:p>
      <text:h text:style-name="P23" text:outline-level="2"><text:span text:style-name="T3">9</text:span>- Testear Programa <text:span text:style-name="T2">con desbordamiento en números enteros</text:span></text:h>
      <text:p text:style-name="P3"/>
      <text:p text:style-name="P3">Fundamentos: Verificar ingreso de parámetros incorrectos</text:p>
      <text:p text:style-name="P3"/>
      <text:p text:style-name="P13"><text:tab/><text:span text:style-name="T23">http://localhost/sumarService?nro1=2000000000&amp;nro2=2000000000</text:span></text:p>
      <text:p text:style-name="P25"><text:tab/><text:span text:style-name="T5">http://localhost/sumarService?nro1=-2000000000&amp;nro2=-2000000000</text:span></text:p>
      <text:p text:style-name="P11"/>
      <text:p text:style-name="P7">Se espera la suma de los dos primeros números o aviso de parámetros incorrectos</text:p>
      <text:p text:style-name="P20">Respuesta: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2:18:42.111000000</meta:creation-date>
    <meta:generator>LibreOffice/5.3.4.2$Windows_X86_64 LibreOffice_project/f82d347ccc0be322489bf7da61d7e4ad13fe2ff3</meta:generator>
    <dc:date>2022-10-03T13:48:01.540000000</dc:date>
    <meta:editing-duration>PT51M9S</meta:editing-duration>
    <meta:editing-cycles>11</meta:editing-cycles>
    <meta:document-statistic meta:table-count="0" meta:image-count="0" meta:object-count="0" meta:page-count="3" meta:paragraph-count="72" meta:word-count="327" meta:character-count="3191" meta:non-whitespace-character-count="2908"/>
  </office:meta>
</office:document-meta>
</file>